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1e65" officeooo:paragraph-rsid="000b1e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gar</text:p>
      <text:p text:style-name="P1"><text:tab/>CV actualizado</text:p>
      <text:p text:style-name="P1"><text:tab/>informe oim y algún otro: renombrar uno existente y editar ahí</text:p>
      <text:p text:style-name="P1"><text:tab/>selección de cases</text:p>
      <text:p text:style-name="P1"/>
      <text:p text:style-name="P1">Ajustar fechas para que aparezcan ordenados los post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Bookman Old Style" fo:font-family="'Bookman Old Style'" style:font-family-generic="roman" fo:font-size="13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ookman Old Style" fo:font-family="'Bookman Old Style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man Old Style" fo:font-family="'Bookman Old Style'" style:font-family-generic="roman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b</meta:initial-creator>
    <meta:creation-date>2025-08-19T21:06:37.913866200</meta:creation-date>
    <dc:date>2025-08-20T08:18:10.555224400</dc:date>
    <dc:creator>eb</dc:creator>
    <meta:editing-duration>PT9H12M13S</meta:editing-duration>
    <meta:editing-cycles>1</meta:editing-cycles>
    <meta:document-statistic meta:table-count="0" meta:image-count="0" meta:object-count="0" meta:page-count="1" meta:paragraph-count="5" meta:word-count="25" meta:character-count="156" meta:non-whitespace-character-count="133"/>
    <meta:generator>LibreOffice/25.2.5.2$Windows_X86_64 LibreOffice_project/03d19516eb2e1dd5d4ccd751a0d6f35f35e08022</meta:generator>
  </office:meta>
</office:document-meta>
</file>